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0.1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196cm" fo:break-before="auto" style:use-optimal-row-height="false"/>
    </style:style>
    <style:style style:name="ro5" style:family="table-row">
      <style:table-row-properties style:row-height="0.9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style:font-name="Arial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6pt" fo:font-weight="normal" style:font-size-asian="6pt" style:font-size-complex="6pt" style:font-weight-asian="normal" style:font-weight-complex="normal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5pt" style:font-size-asian="15pt" style:font-size-complex="15pt"/>
    </style:style>
    <style:style style:name="T5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ce8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/>
          <table:table-cell table:style-name="ce1" table:number-columns-repeated="10"/>
          <table:table-cell table:number-columns-repeated="3"/>
        </table:table-row>
        <table:table-row table:style-name="ro2">
          <table:table-cell/>
          <table:table-cell table:style-name="ce3" table:number-columns-repeated="5"/>
          <table:table-cell table:style-name="Default"/>
          <table:table-cell table:style-name="ce3" table:number-columns-repeated="3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/>
          <table:table-cell table:style-name="ce3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X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8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2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6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1">X17</text:span><text:span text:style-name="T2"> </text:span><text:span text:style-name="T3">KTY2k Oekofen</text:span></text:p>
          </table:table-cell>
          <table:table-cell office:value-type="string" calcext:value-type="string">
            <text:p><text:span text:style-name="T4">TPO</text:span></text:p>
            <text:p><text:span text:style-name="T5">Pufferfühler Oben</text:span></text:p>
          </table:table-cell>
          <table:table-cell office:value-type="string" calcext:value-type="string">
            <text:p><text:span text:style-name="T4">TPM</text:span></text:p>
            <text:p><text:span text:style-name="T5">Pufferfühler Mitte</text:span>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5">
          <table:table-cell/>
          <table:table-cell table:style-name="ce1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.00.0000</text:date>, <text:time style:data-style-name="N2" text:time-value="08:09:06.50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9-02T10:31:23.375000000</meta:print-date>
    <dc:date>2024-09-16T08:17:50.926000000</dc:date>
    <meta:editing-duration>PT20H27M47S</meta:editing-duration>
    <meta:editing-cycles>12</meta:editing-cycles>
    <meta:generator>LibreOffice/24.2.5.2$Windows_X86_64 LibreOffice_project/bffef4ea93e59bebbeaf7f431bb02b1a39ee8a59</meta:generator>
    <meta:document-statistic meta:table-count="1" meta:cell-count="160" meta:object-count="0"/>
  </office:meta>
</office:document-meta>
</file>